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</style:style>
    <style:style style:name="T1" style:family="text">
      <style:text-properties fo:font-variant="normal" fo:text-transform="none" fo:color="#3b5998" style:text-line-through-style="none" style:font-name="Helvetica Neue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AL REVENUE SERVICE FACTS.</text:p>
      <text:p text:style-name="P2"> </text:p>
      <text:p text:style-name="P1">1.Social Security Numbers can only be issued to federal "employees" for use only in the performance of their official duties.  See 20 CFR §422.104.</text:p>
      <text:p text:style-name="P1">2.The Social Security Number is the property of the government and not you.  Therefore, it can't be "yours" unless you are a public officer on official business.  See 20 CFR §422.103(d). </text:p>
      <text:p text:style-name="P1">3.The SSN is issued to the federal "public officer" and not to the man, and then only while he is an agent of the federal government.</text:p>
      <text:p text:style-name="P1">4.Anyone who uses a Social Security Number who is NOT a federal employee acting on official commercial, government business is guilty of impersonating a federal "employee", which is a crime.  See 18 U.S.C. §912.</text:p>
      <text:p text:style-name="P1">5.You can only use it in connection with a "public purpose", and not a private purpose.  It is illegal and a crime to use or abuse the SSN for a private or personal use.  This is called embezzlement or conversion, and it is a criminal violation of 18 U.S.C. §641 and 18 U.S.C. §654.</text:p>
      <text:p text:style-name="P1">6.Everything connected to the SSN becomes "public property" because the SSN can only be used in connection with a "public office" or federal employment.</text:p>
      <text:p text:style-name="P1">7.The private man was never issued an SSN if he is not acting as a federal "employee".  Therefore, he can honestly answer "NO" in response to the question of whether he was ever issued an SSN if he is not acting as a federal "employee" or agent.</text:p>
      <text:p text:style-name="P1">taken from</text:p>
      <text:p text:style-name="P2"> </text:p>
      <text:p text:style-name="P1">USC Title 15 Chapter 1 Section 17 clearly states: "The labor of a</text:p>
      <text:p text:style-name="P1">human being is not a commodity or article of commerce."</text:p>
      <text:p text:style-name="P2"> </text:p>
      <text:p text:style-name="P1">IRS-ACS Correspondence</text:p>
      <text:p text:style-name="P1">PO Box 24017- Stop 76202</text:p>
      <text:p text:style-name="P1">Fresno, CA 93776</text:p>
      <text:p text:style-name="P2"> </text:p>
      <text:p text:style-name="P1">Attn: Susan Meredith, Operations Manager, Collection</text:p>
      <text:p text:style-name="P2"> </text:p>
      <text:p text:style-name="P1">IDENTIFICATION: Bradford Smith, SSN: xxx-xx-xx, non-federally</text:p>
      <text:p text:style-name="P1">connected worker SUBJECT: Internal Revenue Service Notice of Levy</text:p>
      <text:p text:style-name="P1">Form 668-W(c) PURPOSE: Request for written authority to garnish</text:p>
      <text:p text:style-name="P1">wages, including: 1) Form 668-B Levy 2) Judgment abstract from</text:p>
      <text:p text:style-name="P1">a court of competent jurisdiction 3) Form 2159 Payroll Deduction</text:p>
      <text:p text:style-name="P1">Agreement 4) Letter 3164 Notice 5) Form 12175</text:p>
      <text:p text:style-name="P2"> </text:p>
      <text:p text:style-name="P1">ENCLOSURES:</text:p>
      <text:p text:style-name="P1">1. Treasury Financial Manual, Part 3, Chapter 4 of Title 1, 4075-</text:p>
      <text:p text:style-name="P1">Levy for Unpaid Tax Liability, March 2000 edition.</text:p>
      <text:p text:style-name="P2"> </text:p>
      <text:p text:style-name="P1">2. Internal Revenue Manual 5.14.10- Administrative garnishment via</text:p>
      <text:p text:style-name="P1">private employers, state government agencies, etc. (IRM 5.14.10.2</text:p>
      <text:p text:style-name="P1">dated 09-30-2004),</text:p>
      <text:p text:style-name="P3"><text:a xlink:type="simple" xlink:href="http://l.facebook.com/l.php?u=http%3A%2F%2Fwww.supremelaw.org%2Firm%2Fpart5%2Fch14s10.htm&amp;h=QAQGOcbqP&amp;s=1" office:target-frame-name="_blank" xlink:show="new"><text:span text:style-name="T1">http://www.supremelaw.org/irm/part5/ch14s10.htm</text:span></text:a><text:span text:style-name="T2"> (This section is</text:span></text:p>
      <text:p text:style-name="P1"><text:soft-page-break/>now conveniently missing in their revised version 5.14.10.1 dated</text:p>
      <text:p text:style-name="P1">09-26-2008.)</text:p>
      <text:p text:style-name="P2"> </text:p>
      <text:p text:style-name="P1">3. U.S. Representative Raul M. Grijalva September 8, 2003 letter</text:p>
      <text:p text:style-name="P1">to an IRS Taxpayer Advocate in Arizona (names &amp; other identifying</text:p>
      <text:p text:style-name="P1">information redacted).</text:p>
      <text:p text:style-name="P2"> </text:p>
      <text:p text:style-name="P2"> </text:p>
      <text:p text:style-name="P1">Dear Susan,</text:p>
      <text:p text:style-name="P2"> </text:p>
      <text:p text:style-name="P1">BIG Corporation received a "notice" of levy; Form 668-W(c),</text:p>
      <text:p text:style-name="P1">dated April 03, 2004 from the Fresno, CA office of the</text:p>
      <text:p text:style-name="P1">Internal Revenue Service.</text:p>
      <text:p text:style-name="P2"> </text:p>
      <text:p text:style-name="P1">Please be advised that Bradford Smith does not consent</text:p>
      <text:p text:style-name="P1">to an administrative levy, i.e., garnishment of salary,</text:p>
      <text:p text:style-name="P1">wages or other remuneration due from Big Corporation. In</text:p>
      <text:p text:style-name="P1">the event BIG surrenders sums due the private sector worker</text:p>
      <text:p text:style-name="P1">as remuneration for services rendered, the private sector</text:p>
      <text:p text:style-name="P1">worker reserves the right to pursue appropriate civil</text:p>
      <text:p text:style-name="P1">and criminal remedies. Therefore, BIG must secure written</text:p>
      <text:p text:style-name="P1">verification from the Internal Revenue Service officer or</text:p>
      <text:p text:style-name="P1">agent responsible for issuing the notice of levy that the</text:p>
      <text:p text:style-name="P1">Internal Revenue Service will defend BIG, pay litigation</text:p>
      <text:p text:style-name="P1">expenses and compensate BIG for whatever damages are awarded</text:p>
      <text:p text:style-name="P1">in the event that the private sector worker prevails.</text:p>
      <text:p text:style-name="P2"> </text:p>
      <text:p text:style-name="P1">Please note that the IRS officer responsible for the notice</text:p>
      <text:p text:style-name="P1">of levy did not send BIG a Form 2159 Payroll Deduction</text:p>
      <text:p text:style-name="P1">Agreement. The private sector worker has not received, nor</text:p>
      <text:p text:style-name="P1">has BIG received, the necessary Letter 3164 notice. BIG has</text:p>
      <text:p text:style-name="P1">not received a completed Form 12175, nor has BIG received</text:p>
      <text:p text:style-name="P1">a properly executed Form 668 B Levy. Therefore, the naked</text:p>
      <text:p text:style-name="P1">"notice" of levy has no lawful effect and BIG has no lawful</text:p>
      <text:p text:style-name="P1">duty to enforce it. Please reference exhibits attached to</text:p>
      <text:p text:style-name="P1">this notice to verify the requirement for authorization</text:p>
      <text:p text:style-name="P1">and procedural documents listed in this paragraph.</text:p>
      <text:p text:style-name="P2"> </text:p>
      <text:p text:style-name="P1">The naked notice of levy was fraudulently issued under the</text:p>
      <text:p text:style-name="P1">federal Administrative Offset Program, a/k/a Treasury Offset</text:p>
      <text:p text:style-name="P1">Program, and BIG Corporation simply isn't authorized to</text:p>
      <text:p text:style-name="P1">participate. Only state and federal legislative, judicial and</text:p>
      <text:p text:style-name="P1">administrative agencies may participate. See 31 U.S.C. 3711</text:p>
      <text:p text:style-name="P1">for particulars. Per 31 U.S.C. 3711(b)(1), even government</text:p>
      <text:p text:style-name="P1">disbursement officers are required to ignore the procedure</text:p>
      <text:p text:style-name="P1"><text:soft-page-break/>when it is fraudulent, incomplete or otherwise irregular:</text:p>
      <text:p text:style-name="P1">"(b) (1) The head of an executive, judicial, or legislative</text:p>
      <text:p text:style-name="P1">agency may not act under subsection (a)(2) or (3) of this</text:p>
      <text:p text:style-name="P1">section on a claim that appears to be fraudulent, false, or</text:p>
      <text:p text:style-name="P1">misrepresented by a party with an interest in the claim, or</text:p>
      <text:p text:style-name="P1">that is based on conduct in violation of the antitrust laws."</text:p>
      <text:p text:style-name="P2"> </text:p>
      <text:p text:style-name="P1">To verify that the Treasury Financial Management Service</text:p>
      <text:p text:style-name="P1">rather than the Internal Revenue Service has delegated</text:p>
      <text:p text:style-name="P1">authority over voluntary and involuntary collection of</text:p>
      <text:p text:style-name="P1">delinquent tax debts, consult the authority section of FMS</text:p>
      <text:p text:style-name="P1">system of records .015, Debt Collection Operation System,</text:p>
      <text:p text:style-name="P1">published in the Federal Register on August 21, 2001,</text:p>
      <text:p text:style-name="P1">66 F.R. 44204, et seq. Authorities listed are as follows:</text:p>
      <text:p text:style-name="P1">Authority for maintenance of the system:</text:p>
      <text:p text:style-name="P1">Federal Claims Collection Act of 1966 (Pub L. 89-508), as amended</text:p>
      <text:p text:style-name="P1">by the Debt Collection Act of 1982 (Pub L. 97-365, as amended);</text:p>
      <text:p text:style-name="P1">Deficit Reduction Act of 1984 (Pub L. 98-369, as amended); Debt</text:p>
      <text:p text:style-name="P1">Collection Improvement Act of 1996 (Pub. L. 104-134, sec. 31001);</text:p>
      <text:p text:style-name="P1">Taxpayer Relief Act of 1997 (Pub. L. 105-34); Internal Revenue</text:p>
      <text:p text:style-name="P1">Service Restructuring and Reform Act of 1998 (Pub. L. 105-206);</text:p>
      <text:p text:style-name="P1">26 U.S.C. 6402; 26 U.S.C. 6331; 31 U.S.C. Chapter 37 (Claims),</text:p>
      <text:p text:style-name="P1">Subchapter I (General) and Subchapter II (Claims of the</text:p>
      <text:p text:style-name="P1">U.S. Government).</text:p>
      <text:p text:style-name="P2"> </text:p>
      <text:p text:style-name="P1">Note that the authorities include sections 6331 (levy and</text:p>
      <text:p text:style-name="P1">distraint) and 6402 (authority to make credits and refunds)</text:p>
      <text:p text:style-name="P1">of the Internal Revenue Code. By referencing the Parallel</text:p>
      <text:p text:style-name="P1">Table of Authorities and Rules, there are no implementing</text:p>
      <text:p text:style-name="P1">regulations for 26 CFR Parts 1 or 31 for 26 U.S.C. 6331</text:p>
      <text:p text:style-name="P1">(levy and distraint), which might vest the Internal Revenue</text:p>
      <text:p text:style-name="P1">Service with corresponding authority.</text:p>
      <text:p text:style-name="P2"> </text:p>
      <text:p text:style-name="P1">Please consult 4075.50 of Part 3, Chapter 4000 of Title</text:p>
      <text:p text:style-name="P1">1 of the Treasury Financial Manual, which is attached as</text:p>
      <text:p text:style-name="P1">an exhibit:</text:p>
      <text:p text:style-name="P1">An employee may arrange with the IRS to liquidate a tax</text:p>
      <text:p text:style-name="P1">liability through payroll deduction. IRS Form 2159: Payroll</text:p>
      <text:p text:style-name="P1">Deduction Agreement, authorizes such payroll deductions. The</text:p>
      <text:p text:style-name="P1">employee and a revenue officer (or other authorized IRS</text:p>
      <text:p text:style-name="P1">agent) must sign Form 2159. Send the original to the payroll</text:p>
      <text:p text:style-name="P1">officer. The employing agency deducts the amount agreed upon</text:p>
      <text:p text:style-name="P1">from the employee's salary until the total tax liability</text:p>
      <text:p text:style-name="P1">is liquidated.</text:p>
      <text:p text:style-name="P2"> </text:p>
      <text:p text:style-name="P1"><text:soft-page-break/>Where private enterprise such as BIG Corporation</text:p>
      <text:p text:style-name="P1">is concerned, 5.14.10 of the Internal Revenue</text:p>
      <text:p text:style-name="P1">Manual governs (IRM 5.14.10.2 dated 09-30-2004),</text:p>
      <text:p text:style-name="P3"><text:a xlink:type="simple" xlink:href="http://l.facebook.com/l.php?u=http%3A%2F%2Fwww.supremelaw.org%2Firm%2Fpart5%2Fch14s10.htm&amp;h=lAQE0_MHm&amp;s=1" office:target-frame-name="_blank" xlink:show="new"><text:span text:style-name="T1">http://www.supremelaw.org/irm/part5/ch14s10.htm</text:span></text:a><text:span text:style-name="T2"> (This</text:span></text:p>
      <text:p text:style-name="P1">section is now conveniently missing in their revised</text:p>
      <text:p text:style-name="P1">version 5.14.10.1 dated 09-26-2008.) Both the employee and</text:p>
      <text:p text:style-name="P1">the employer must consent to administrative offset as the</text:p>
      <text:p text:style-name="P1">means for collecting delinquent federal tax debts. See</text:p>
      <text:p text:style-name="P1">particularly 5.14.10.2.5, beginning on page 2 of the</text:p>
      <text:p text:style-name="P1">exhibit. The IRS agent must provide the Letter 3164 notice</text:p>
      <text:p text:style-name="P1">and a properly executed Form 12175.</text:p>
      <text:p text:style-name="P2"> </text:p>
      <text:p text:style-name="P1">Since BIG did not receive the requisite consent form, notice,</text:p>
      <text:p text:style-name="P1">etc., and BIG did not receive a valid levy instrument that</text:p>
      <text:p text:style-name="P1">verifies a judgment against the private sector worker from a</text:p>
      <text:p text:style-name="P1">court of competent jurisdiction, Big can not withhold money</text:p>
      <text:p text:style-name="P1">from what Big owes the employee based on whatever "notice"</text:p>
      <text:p text:style-name="P1">of levy an Internal Revenue Service agent or officer sent</text:p>
      <text:p text:style-name="P1">to BIG. The document is an uttered instrument. The proper</text:p>
      <text:p text:style-name="P1">form IRS uses for garnishment, seizure, etc., is the Form</text:p>
      <text:p text:style-name="P1">668-B Levy, not the notice of levy. Additionally, in order</text:p>
      <text:p text:style-name="P1">to be valid, a levy or any other execution instrument</text:p>
      <text:p text:style-name="P1">must be under the seal of the Internal Revenue Service,</text:p>
      <text:p text:style-name="P1">thereby verifying it, or the seal of a court of competent</text:p>
      <text:p text:style-name="P1">jurisdiction. See state and federal rules of evidence and</text:p>
      <text:p text:style-name="P1">procedure: Any legal document issuing from a government</text:p>
      <text:p text:style-name="P1">agency is self-executing evidence only when under the</text:p>
      <text:p text:style-name="P1">appropriate seal and the officer who has custody of the</text:p>
      <text:p text:style-name="P1">seal verifies validity of the instrument.</text:p>
      <text:p text:style-name="P2"> </text:p>
      <text:p text:style-name="P1">Per 26 CFR 301.6332-1(b)(2), the property custodian may</text:p>
      <text:p text:style-name="P1">refuse to honor a "levy" in the event of reasonable cause:</text:p>
      <text:p text:style-name="P1">"The penalty described in this subparagraph is not applicable</text:p>
      <text:p text:style-name="P1">in cases where bona fide dispute exists concerning the</text:p>
      <text:p text:style-name="P1">amount of the property to be surrendered pursuant to a levy</text:p>
      <text:p text:style-name="P1">or concerning the legal effectiveness of the levy "</text:p>
      <text:p text:style-name="P2"> </text:p>
      <text:p text:style-name="P1">Any statute that supposes to effect legislative judgment,</text:p>
      <text:p text:style-name="P1">thereby eliminating judicial due process of law, is a bill</text:p>
      <text:p text:style-name="P1">of attainder, which the U.S. Constitution prohibits both</text:p>
      <text:p text:style-name="P1">Congress and state legislatures from enacting. However,</text:p>
      <text:p text:style-name="P1">the Internal Revenue Code does not authorize seizures,</text:p>
      <text:p text:style-name="P1">garnishments and the like without judicial due process.</text:p>
      <text:p text:style-name="P2"> </text:p>
      <text:p text:style-name="P1">In Duncan v. Kahanamoku, Sheriff, (1946) 327 U.S. 304;</text:p>
      <text:p text:style-name="P1"><text:soft-page-break/>66 S. Ct. 606; 90 L. Ed. 688, the Supreme Court of the</text:p>
      <text:p text:style-name="P1">United States condemned legislative summary judgment and</text:p>
      <text:p text:style-name="P1">unilateral administrative execution:</text:p>
      <text:p text:style-name="P1">Courts and their procedural safeguards are indispensable</text:p>
      <text:p text:style-name="P1">to our system of government. They were set up by our</text:p>
      <text:p text:style-name="P1">founders to protect the liberties they [**615] valued.</text:p>
      <text:p text:style-name="P1">Ex parte Quirin, 317 U.S. 1, 19. Their philosophy has</text:p>
      <text:p text:style-name="P1">been the people's throughout our history. For that reason</text:p>
      <text:p text:style-name="P1">we have maintained legislatures chosen by citizens or</text:p>
      <text:p text:style-name="P1">their representatives and courts and juries to try those</text:p>
      <text:p text:style-name="P1">who violate legislative enactments. We have always been</text:p>
      <text:p text:style-name="P1">especially concerned about the potential evils of summary</text:p>
      <text:p text:style-name="P1">criminal trials and have guarded against them by provisions</text:p>
      <text:p text:style-name="P1">embodied in the Constitution itself. See Ex parte Milligan,</text:p>
      <text:p text:style-name="P1">4 Wall. 2; Chambers v. Florida, 309 U.S. 227. Legislatures</text:p>
      <text:p text:style-name="P1">and courts are not merely cherished American institutions;</text:p>
      <text:p text:style-name="P1">they are indispensable to our Government.</text:p>
      <text:p text:style-name="P2"> </text:p>
      <text:p text:style-name="P1">The notice of levy BIG received would be illegal for the</text:p>
      <text:p text:style-name="P1">simple reason that it is not supported by a judgment from</text:p>
      <text:p text:style-name="P1">a court of competent jurisdiction. However, there are</text:p>
      <text:p text:style-name="P1">numerous other flaws. In addition to other defects I will</text:p>
      <text:p text:style-name="P1">cover in some detail, Internal Revenue Service personnel</text:p>
      <text:p text:style-name="P1">have no authority whatever to levy salaries and wages from</text:p>
      <text:p text:style-name="P1">privately owned companies. The authority is applicable solely</text:p>
      <text:p text:style-name="P1">to government agencies and personnel by 26 U.S.C. 6331(a):</text:p>
      <text:p text:style-name="P1">" Levy may be made upon the accrued salary or wages of any</text:p>
      <text:p text:style-name="P1">officer, employee, or elected official, of the United States,</text:p>
      <text:p text:style-name="P1">the District of Columbia, or any agency or instrumentality</text:p>
      <text:p text:style-name="P1">of the United States or the District of Columbia, by serving</text:p>
      <text:p text:style-name="P1">a notice of levy on the employer (as defined in section</text:p>
      <text:p text:style-name="P1">3401(d)) of such officer, employee, or elected official "</text:p>
      <text:p text:style-name="P1">Big has reviewed 26 CFR 301.6331-1(a)(4).</text:p>
      <text:p text:style-name="P2"> </text:p>
      <text:p text:style-name="P1">In Fuentes v. Shevin, Attorney General of Florida, et al,</text:p>
      <text:p text:style-name="P1">(1972) 407 U.S. 67, 92 S.Ct. 1983, 32 L.Ed. 2d 556, the</text:p>
      <text:p text:style-name="P1">U.S. Supreme Court addressed essentials of the due process</text:p>
      <text:p text:style-name="P1">clause as it appears in the Fifth and Fourteenth Amendments:</text:p>
      <text:p text:style-name="P1">[***HR3] [***HR4] For more than a century the central</text:p>
      <text:p text:style-name="P1">meaning of procedural due process has been clear: "Parties</text:p>
      <text:p text:style-name="P1">whose rights are to be affected are entitled to be heard;</text:p>
      <text:p text:style-name="P1">and in order that they may enjoy that right they must first</text:p>
      <text:p text:style-name="P1">be notified." Baldwin v. Hale, 1 Wall. 223, 233. See Windsor</text:p>
      <text:p text:style-name="P1">v. McVeigh, 93 U.S. 274; Hovey v. Elliott, 167 U.S. 409;</text:p>
      <text:p text:style-name="P1">Grannis v. Ordean, 234 U.S. 385. [***570] It is equally</text:p>
      <text:p text:style-name="P1"><text:soft-page-break/>fundamental that the right to notice and an opportunity</text:p>
      <text:p text:style-name="P1">to be heard "must be granted at a meaningful time and in</text:p>
      <text:p text:style-name="P1">a meaningful manner." Armstrong v. Manzo, 380 U.S. 545, 552.</text:p>
      <text:p text:style-name="P2"> </text:p>
      <text:p text:style-name="P1">[***HR5] [***HR6] The constitutional right to be heard is</text:p>
      <text:p text:style-name="P1">a basic aspect of the duty of government to follow a fair</text:p>
      <text:p text:style-name="P1">process of decisionmaking when it acts to deprive a person of</text:p>
      <text:p text:style-name="P1">his possessions. The purpose of this requirement is not [*81]</text:p>
      <text:p text:style-name="P1">only to ensure abstract fair play to the individual. Its</text:p>
      <text:p text:style-name="P1">purpose, more particularly, is to protect his use and</text:p>
      <text:p text:style-name="P1">possession of property from arbitrary encroachment --</text:p>
      <text:p text:style-name="P1">to minimize substantively unfair or mistaken deprivations</text:p>
      <text:p text:style-name="P1">of property, a danger that is especially great when the</text:p>
      <text:p text:style-name="P1">State seizes goods simply upon the application of and for</text:p>
      <text:p text:style-name="P1">the benefit of a private party. So viewed, the prohibition</text:p>
      <text:p text:style-name="P1">against the deprivation of property without due process of</text:p>
      <text:p text:style-name="P1">law reflects the high value, embedded in our constitutional</text:p>
      <text:p text:style-name="P1">and political history, that we place on a person's right to</text:p>
      <text:p text:style-name="P1">enjoy what is his, free of governmental interference. See</text:p>
      <text:p text:style-name="P1">Lynch v. Household Finance Corp., 405 U.S. 538, 552.</text:p>
      <text:p text:style-name="P2"> </text:p>
      <text:p text:style-name="P1">[***HR7] The requirement of notice and an opportunity to</text:p>
      <text:p text:style-name="P1">be heard raises no impenetrable barrier to the taking of a</text:p>
      <text:p text:style-name="P1">person's possessions. But the fair process of decision-making</text:p>
      <text:p text:style-name="P1">that it guarantees works, by itself, to protect against</text:p>
      <text:p text:style-name="P1">arbitrary deprivation of property. For when a person has</text:p>
      <text:p text:style-name="P1">an opportunity to speak up in his own defense, and when the</text:p>
      <text:p text:style-name="P1">State must listen to what he has to say, substantively unfair</text:p>
      <text:p text:style-name="P1">and simply mistaken deprivations of property interests can</text:p>
      <text:p text:style-name="P1">be prevented. It has long been recognized that "fairness</text:p>
      <text:p text:style-name="P1">can rarely be obtained by secret, one-sided determination</text:p>
      <text:p text:style-name="P1">of facts decisive of rights. ... [And n]o better instrument</text:p>
      <text:p text:style-name="P1">has been devised for arriving at truth than to give a person</text:p>
      <text:p text:style-name="P1">in jeopardy of serious loss notice of the case against him</text:p>
      <text:p text:style-name="P1">and opportunity to meet it." Joint Anti-Fascist Refugee</text:p>
      <text:p text:style-name="P1">Committee v. McGrath, 341 U.S. 123, 170-172 (Frankfurter,</text:p>
      <text:p text:style-name="P1">J., concurring).</text:p>
      <text:p text:style-name="P2"> </text:p>
      <text:p text:style-name="P1">[***HR8] If the right to notice and a hearing is to serve</text:p>
      <text:p text:style-name="P1">its full purpose, then, it is clear that it must be granted</text:p>
      <text:p text:style-name="P1">at a time when the deprivation can still be prevented. At a</text:p>
      <text:p text:style-name="P1">later hearing, an individual's possessions can be returned</text:p>
      <text:p text:style-name="P1">to him if they were unfairly or mistakenly [**1995] taken</text:p>
      <text:p text:style-name="P1">in the first place. Damages may even be [*82] awarded to</text:p>
      <text:p text:style-name="P1">him for the wrongful deprivation. But no later hearing and</text:p>
      <text:p text:style-name="P1"><text:soft-page-break/>no damage award can undo the fact that the arbitrary taking</text:p>
      <text:p text:style-name="P1">that was subject to the right of procedural due process has</text:p>
      <text:p text:style-name="P1">already occurred. [***571] "This Court has not ... embraced</text:p>
      <text:p text:style-name="P1">the general proposition that a wrong may be done if it can</text:p>
      <text:p text:style-name="P1">be undone." Stanley v. Illinois, 405 U. Truth # 2. For this Arthur-Edward: Lee / arthur-edward is with this Knowledge and Conviction that the Commercial Token / Resulting Trust ARTHUR E. LEE / ARTHUR EDWARD LEE is by the Manufacturing and with the B ERTHING on the STATE OF WASHINGTON Campus on 3/30/1932 as a Commercial Token / Resulting Trust and arthur-edward / Arthur-Edward: Lee is without Knowledge of any Evidence to the Contrary and is with this Conviction that no such Evidence exists.</text:p>
      <text:p text:style-name="P1">. 645, 647.</text:p>
      <text:p text:style-name="P2"> </text:p>
      <text:p text:style-name="P1">[***HR9] [***HR10] This is no new principle of constitutional</text:p>
      <text:p text:style-name="P1">law. The right to a prior hearing has long been recognized</text:p>
      <text:p text:style-name="P1">by this Court under the Fourteenth and Fifth Amendments.</text:p>
      <text:p text:style-name="P1">Although the Court has held that due process tolerates</text:p>
      <text:p text:style-name="P1">variances in the form of a hearing "appropriate to the</text:p>
      <text:p text:style-name="P1">nature of the case," Mullane v. Central Hanover Tr. Co.,</text:p>
      <text:p text:style-name="P1">339 U.S. 306, 313, and "depending upon the importance of</text:p>
      <text:p text:style-name="P1">the interests involved and the nature of the subsequent</text:p>
      <text:p text:style-name="P1">proceedings [if any]," Boddie v. Connecticut, 401 U.S. 371,</text:p>
      <text:p text:style-name="P1">378, the Court has traditionally insisted that, whatever its</text:p>
      <text:p text:style-name="P1">form, opportunity for that hearing must be provided before</text:p>
      <text:p text:style-name="P1">the deprivation at issue takes effect. E. g., Bell v. Burson,</text:p>
      <text:p text:style-name="P1">402 U.S. 535, 542; Wisconsin v. Constantineau, 400 U.S. 433,</text:p>
      <text:p text:style-name="P1">437; Goldberg v. Kelly, 397 U.S. 254; Armstrong v. Manzo,</text:p>
      <text:p text:style-name="P1">380 U.S., at 551; Mullane v. Central Hanover Tr. Co.,</text:p>
      <text:p text:style-name="P1">supra, at 313; Opp Cotton Mills v. Administrator, 312</text:p>
      <text:p text:style-name="P1">U.S. 126, 152-153; United States v. Illinois Central R. Co.,</text:p>
      <text:p text:style-name="P1">291 U.S. 457, 463; Londoner v. City &amp; County of Denver,</text:p>
      <text:p text:style-name="P1">210 U.S. 373, 385-386. See In re Ruffalo, 390 U.S. 544,</text:p>
      <text:p text:style-name="P1">550-551. "That the hearing required by due process is subject</text:p>
      <text:p text:style-name="P1">to waiver, and is not fixed in form does not affect its root</text:p>
      <text:p text:style-name="P1">requirement that an individual be given an opportunity for</text:p>
      <text:p text:style-name="P1">a hearing before he is deprived of any significant property</text:p>
      <text:p text:style-name="P1">interest, except for extraordinary situations where some</text:p>
      <text:p text:style-name="P1">valid governmental interest is at stake that justifies</text:p>
      <text:p text:style-name="P1">postponing the hearing until after the event." Boddie</text:p>
      <text:p text:style-name="P1">v. Connecticut, supra, at 378-379 (emphasis in original).</text:p>
      <text:p text:style-name="P2"> </text:p>
      <text:p text:style-name="P1">The Supreme Court of Florida wrote one of the better</text:p>
      <text:p text:style-name="P1">analytical summaries of U.S. Supreme Court decisions</text:p>
      <text:p text:style-name="P1">concerning procedural due process secured by the Fifth</text:p>
      <text:p text:style-name="P1">and Fourteenth Amendment clauses in Ray Lien Construction,</text:p>
      <text:p text:style-name="P1">Inc. v. Jack M. Wainwrite, (1977) 346 S.2d 1029:</text:p>
      <text:p text:style-name="P1"><text:soft-page-break/>Garnishment is but one form of summary remedy historically</text:p>
      <text:p text:style-name="P1">available to the creditor. It is a method whereby a person's</text:p>
      <text:p text:style-name="P1">property, money, or credits in the possession, under the</text:p>
      <text:p text:style-name="P1">control, or owing by another are applied to payment of the</text:p>
      <text:p text:style-name="P1">former's debt to a third person by proper statutory process</text:p>
      <text:p text:style-name="P1">against the debtor and garnishee. Because this remedy works</text:p>
      <text:p text:style-name="P1">a deprivation of debtor's property, it must comply with</text:p>
      <text:p text:style-name="P1">the requirements of procedural due process.</text:p>
      <text:p text:style-name="P2"> </text:p>
      <text:p text:style-name="P1">For more than a century the central meaning of procedural</text:p>
      <text:p text:style-name="P1">due process has been clear: "Parties whose rights are to be</text:p>
      <text:p text:style-name="P1">affected are entitled to be heard, and in order that they</text:p>
      <text:p text:style-name="P1">may enjoy that right, they must first be notified." Baldwin</text:p>
      <text:p text:style-name="P1">v. Hale, 68 U.S. (1 Wall.) 223, 233, 17 L. Ed. 531. Fuentes</text:p>
      <text:p text:style-name="P1">v. Shevin, 407 U.S. 67, [**4] 80, 92 S. Ct. 1983, 32</text:p>
      <text:p text:style-name="P1">L. Ed. 2d 556 (1972).</text:p>
      <text:p text:style-name="P2"> </text:p>
      <text:p text:style-name="P1">The United States District Court for the Middle District</text:p>
      <text:p text:style-name="P1">of Florida recently reviewed the statutes in question and</text:p>
      <text:p text:style-name="P1">held the procedure, as outlined in Chapter 77, Florida</text:p>
      <text:p text:style-name="P1">Statutes, unconstitutional. See Bunton v. First National</text:p>
      <text:p text:style-name="P1">Bank of Tampa, 394 F. Supp. 793 (M.D.Fla.1975). In arriving</text:p>
      <text:p text:style-name="P1">at its decision, the District Court relied upon the Supreme</text:p>
      <text:p text:style-name="P1">Court's decision in North Georgia Finishing, Inc. v. Di-Chem,</text:p>
      <text:p text:style-name="P1">Inc., 419 U.S. 601, 95 S. Ct. 719, 42 L. Ed. 2d 751 (1975),</text:p>
      <text:p text:style-name="P1">wherein a similar Georgia prejudgment garnishment statute</text:p>
      <text:p text:style-name="P1">was declared unconstitutional. In North Georgia Finishing,</text:p>
      <text:p text:style-name="P1">the Court referred to its earlier decision in Fuentes</text:p>
      <text:p text:style-name="P1">v. Shevin, supra, wherein the Florida and Pennsylvania</text:p>
      <text:p text:style-name="P1">replevin statutes were held invalid. Those statutes permitted</text:p>
      <text:p text:style-name="P1">a secured installment seller to repossess goods sold without</text:p>
      <text:p text:style-name="P1">prior notice and without opportunity for a hearing or other</text:p>
      <text:p text:style-name="P1">safeguard against mistaken repossession. A writ was issuable</text:p>
      <text:p text:style-name="P1">by a clerk of the court upon ex [*1032] parte application</text:p>
      <text:p text:style-name="P1">and posting of bond. It was not necessary to show that the</text:p>
      <text:p text:style-name="P1">goods were wrongfully detained. Nor was provision made</text:p>
      <text:p text:style-name="P1">for prompt post-seizure [**5] hearing. Thus, the debtor</text:p>
      <text:p text:style-name="P1">was deprived of his property until final outcome of the</text:p>
      <text:p text:style-name="P1">repossession suit. The Georgia statute was condemned on</text:p>
      <text:p text:style-name="P1">similar grounds. A writ of garnishment was issuable at the</text:p>
      <text:p text:style-name="P1">behest of the seller, without notice or opportunity for early</text:p>
      <text:p text:style-name="P1">hearing and without participation by a judicial officer. As</text:p>
      <text:p text:style-name="P1">in Fuentes, debtor's only remedy was to post a security bond.</text:p>
      <text:p text:style-name="P2"> </text:p>
      <text:p text:style-name="P1">We read North Georgia Finishing, supra, and Mitchell, supra,</text:p>
      <text:p text:style-name="P1"><text:soft-page-break/>to require a hearing either before the alleged taking or</text:p>
      <text:p text:style-name="P1">promptly thereafter. In Unique Caterers v. Rudy's Farm Co.,</text:p>
      <text:p text:style-name="P1">supra, we found Chapter 76 constitutionally deficient because</text:p>
      <text:p text:style-name="P1">it did not require an immediate post-seizure hearing. Rather,</text:p>
      <text:p text:style-name="P1">it simply kept the court open at any time to hear motions</text:p>
      <text:p text:style-name="P1">for dissolution</text:p>
      <text:p text:style-name="P2"> </text:p>
      <text:p text:style-name="P1">We also stated: It is constitutionally imperative that a writ</text:p>
      <text:p text:style-name="P1">issue only after an impartial factual determination is made</text:p>
      <text:p text:style-name="P1">concerning the existence of the essential elements necessary</text:p>
      <text:p text:style-name="P1">for issuance of [**8] the writ. Consequently, a writ must</text:p>
      <text:p text:style-name="P1">be issued by a judicial officer based upon a prima facie</text:p>
      <text:p text:style-name="P1">showing rather than pro forma by the clerk of court, unless</text:p>
      <text:p text:style-name="P1">the initial pleading is made under oath to a clerk who makes</text:p>
      <text:p text:style-name="P1">an independent factual determination that the requirements</text:p>
      <text:p text:style-name="P1">of the statute have been complied with. Only then can the</text:p>
      <text:p text:style-name="P1">individual have his use and enjoyment of [*1033] property</text:p>
      <text:p text:style-name="P1">protected from arbitrary encroachment. (footnote omitted)</text:p>
      <text:p text:style-name="P2"> </text:p>
      <text:p text:style-name="P1">The meaning of the Fifth Amendment due process clause</text:p>
      <text:p text:style-name="P1">shouldn't need explanation. Unless Big has evidence of</text:p>
      <text:p text:style-name="P1">a court order authorizing pre-judgment or post-judgment</text:p>
      <text:p text:style-name="P1">garnishment, as required by the Federal Debt Collection</text:p>
      <text:p text:style-name="P1">Procedures Act, BIG has no authority whatever to garnish</text:p>
      <text:p text:style-name="P1">wages, bank accounts or any other property that belong to</text:p>
      <text:p text:style-name="P1">its employees.</text:p>
      <text:p text:style-name="P2"> </text:p>
      <text:p text:style-name="P1">According to the United States Attorney's Manual, the</text:p>
      <text:p text:style-name="P1">purpose of a "levy" is to not to "seize" assets, but to</text:p>
      <text:p text:style-name="P1">"freeze" assets until a civil action for collection of a</text:p>
      <text:p text:style-name="P1">delinquent tax debt is commenced:</text:p>
      <text:p text:style-name="P1">UNITED STATES DEPARTMENT OF JUSTICE</text:p>
      <text:p text:style-name="P1">TAX DIVISION JUDGMENT COLLECTION MANUAL - 1997 Ed.</text:p>
      <text:p text:style-name="P1">E. Liquidating Assets</text:p>
      <text:p text:style-name="P1">1. The IRS's Ability to Collect Administratively</text:p>
      <text:p text:style-name="P1">A suit to reduce an assessment to judgment must be brought, or</text:p>
      <text:p text:style-name="P1">a counterclaim filed, prior to the expiration of the ten-year</text:p>
      <text:p text:style-name="P1">period provided under 6502, I.R.C., or the extension of that</text:p>
      <text:p text:style-name="P1">period (by agreement or by operation of law) (47). During this</text:p>
      <text:p text:style-name="P1">period the IRS has the power to seize property by levy (*48)</text:p>
      <text:p text:style-name="P1">and distraint. I.R.C. 6331-6344. If a collection suit is</text:p>
      <text:p text:style-name="P1">timely filed, the IRS power to levy is extended for as long as</text:p>
      <text:p text:style-name="P1">the suit is pending and for as long as any judgment resulting</text:p>
      <text:p text:style-name="P1">from the suit remains enforceable.</text:p>
      <text:p text:style-name="P1">*48. While a levy must be served within the period prescribed in</text:p>
      <text:p text:style-name="P1"><text:soft-page-break/>I.R.C. 6502, it "freezes" the corpus levied upon until a levy</text:p>
      <text:p text:style-name="P1">enforcement action is commenced. Such an action may be brought at</text:p>
      <text:p text:style-name="P1">any later date. See, e.g., United States v. Eiland, 223 F.2d 118,</text:p>
      <text:p text:style-name="P1">121-22 (4th Cir. 1955); United States v. Weintraub, 613 F.2d 612</text:p>
      <text:p text:style-name="P1">(6th Cir. 1979), cert. denied, 447 U.S. 905</text:p>
      <text:p text:style-name="P1">(1980). [Bold &amp; underscore emphasis added]</text:p>
      <text:p text:style-name="P2"> </text:p>
      <text:p text:style-name="P1">Thus, the purpose of the notice, assuming intent to initiate</text:p>
      <text:p text:style-name="P1">civil litigation, is to require the 21-day hold; it is not</text:p>
      <text:p text:style-name="P1">a seizure order. If litigation is not initiated by the</text:p>
      <text:p text:style-name="P1">government before the 21 days expires, no action can be</text:p>
      <text:p text:style-name="P1">required or expected of Big. Technically, a lis pendens</text:p>
      <text:p text:style-name="P1">must be filed before a notice of levy is issued. Big</text:p>
      <text:p text:style-name="P1">finds prejudgment remedies classified in the Federal Debt</text:p>
      <text:p text:style-name="P1">Collection Procedure Act at 28 U.S.C. 3101-3105. Big</text:p>
      <text:p text:style-name="P1">also finds that state law forbids garnishment, seizure and</text:p>
      <text:p text:style-name="P1">encumbrance of property without a judgment from a court of</text:p>
      <text:p text:style-name="P1">competent jurisdiction. In sum, garnishment other than via</text:p>
      <text:p text:style-name="P1">a voluntary administrative offset agreement is a lawful</text:p>
      <text:p text:style-name="P1">remedy only as a pre-judgment remedy, which corresponds</text:p>
      <text:p text:style-name="P1">with 28 U.S.C. 3101-3105, or as a post-judgment remedy,</text:p>
      <text:p text:style-name="P1">which under federal law must comply with provisions of 28</text:p>
      <text:p text:style-name="P1">U.S.C. 3205.</text:p>
      <text:p text:style-name="P2"> </text:p>
      <text:p text:style-name="P1">According to the following court case, the levy is Form 668</text:p>
      <text:p text:style-name="P1">B, which replaced the Form 69, Warrant for Distraint. The</text:p>
      <text:p text:style-name="P1">Secretary's authority to issue a warrant for distraint</text:p>
      <text:p text:style-name="P1">is found at Title 31 Section 3541, which authorizes the</text:p>
      <text:p text:style-name="P1">Secretary to obtain a warrant for distraint against public</text:p>
      <text:p text:style-name="P1">officials who are holding the government's money. Warrants</text:p>
      <text:p text:style-name="P1">for distraint are served by United States Marshals, not by</text:p>
      <text:p text:style-name="P1">IRS agents, and not through the mail.</text:p>
      <text:p text:style-name="P2"> </text:p>
      <text:p text:style-name="P1">"Under the 1939 Code, effective with respect to distraint and</text:p>
      <text:p text:style-name="P1">seizure and sale actions prior to January 1, 1955, levy or</text:p>
      <text:p text:style-name="P1">distraint on personal or real property in the possession of</text:p>
      <text:p text:style-name="P1">a taxpayer was authorized by a signed Warrant for Distraint,</text:p>
      <text:p text:style-name="P1">Form 69, which commanded the collection officer to take the</text:p>
      <text:p text:style-name="P1">necessary distraint action. Under the 1954 Code, effective</text:p>
      <text:p text:style-name="P1">with respect to all collection actions after December 31,</text:p>
      <text:p text:style-name="P1">1954, the levy and distraint action will be authorized</text:p>
      <text:p text:style-name="P1">by a new form, Levy, Form 668-B, January 1955. This form,</text:p>
      <text:p text:style-name="P1">properly executed, directs the collection officer to levy</text:p>
      <text:p text:style-name="P1">upon, and to sell so much of the property and rights to</text:p>
      <text:p text:style-name="P1">property, either real or personal, of the taxpayer liable,</text:p>
      <text:p text:style-name="P1"><text:soft-page-break/>as may be necessary to satisfy the taxes enumerated in the</text:p>
      <text:p text:style-name="P1">levy." Henderson v. Internal Revenue Service, KTC 1994-486</text:p>
      <text:p text:style-name="P1">(S.D. Ind. 1994) [Bold &amp; underscore emphasis added]</text:p>
      <text:p text:style-name="P2"> </text:p>
      <text:p text:style-name="P1">The notice also says "this levy requires ." A notice is</text:p>
      <text:p text:style-name="P1">never the thing of which it notifies. If the levy requires</text:p>
      <text:p text:style-name="P1">some action, evidence of the action must be included with</text:p>
      <text:p text:style-name="P1">or identified on the execution instrument. For example,</text:p>
      <text:p text:style-name="P1">notices of federal tax lien IRS personnel routinely send</text:p>
      <text:p text:style-name="P1">to county recorders have space on the back for judgment</text:p>
      <text:p text:style-name="P1">abstracts but that portion is rarely if ever completed. See</text:p>
      <text:p text:style-name="P1">28 U.S.C. 3201 concerning judgment liens and definitions</text:p>
      <text:p text:style-name="P1">at 28 U.S.C. 3002(3) to verify that "tax debts" are in</text:p>
      <text:p text:style-name="P1">fact among obligations to Government of the United States</text:p>
      <text:p text:style-name="P1">subject to the Federal Debt Collection Procedures Act. As</text:p>
      <text:p text:style-name="P1">is the case for federal tax liens, if there is no judicial</text:p>
      <text:p text:style-name="P1">writ attached to or referenced on a notice of levy, and</text:p>
      <text:p text:style-name="P1">the notice is accompanied by an actual Form 668-B Levy,</text:p>
      <text:p text:style-name="P1">there is no levy.</text:p>
      <text:p text:style-name="P2"> </text:p>
      <text:p text:style-name="P1">Attorney General's Opinions, AGO 53-55 No. 97 and AGO 65-66</text:p>
      <text:p text:style-name="P1">No. 127 explain in some detail how a levy proceeds from an</text:p>
      <text:p text:style-name="P1">action in a court of law. Further, Internal Revenue Service</text:p>
      <text:p text:style-name="P1">Letter Ruling, # 200123062, dated 5/2/2001, explains several</text:p>
      <text:p text:style-name="P1">important due process steps in serving notices of levy.</text:p>
      <text:p text:style-name="P2"> </text:p>
      <text:p text:style-name="P1">First, such notices must include a Form 668 B, which is</text:p>
      <text:p text:style-name="P1">the actual levy. Second, only those large businesses and</text:p>
      <text:p text:style-name="P1">governmental units, that have designated officers and</text:p>
      <text:p text:style-name="P1">written agreements, are authorized to receive notices of</text:p>
      <text:p text:style-name="P1">levy by mail. Third, to complete the levy, another form,</text:p>
      <text:p text:style-name="P1">Form 668 C, must be served, but cannot be served by mail;</text:p>
      <text:p text:style-name="P1">it must be served in person. That completes service of</text:p>
      <text:p text:style-name="P1">"notice of levy". Absent Form 668 B there is no evidence</text:p>
      <text:p text:style-name="P1">that there is a levy. In the event the IRS fails to serve</text:p>
      <text:p text:style-name="P1">either or both the levy a nd Form 668 C, service of process</text:p>
      <text:p text:style-name="P1">is incomplete, and IRS defaults.</text:p>
      <text:p text:style-name="P2"> </text:p>
      <text:p text:style-name="P1">Again, state law governs property and rights to property,</text:p>
      <text:p text:style-name="P1">and substantive due process rights secured by the state</text:p>
      <text:p text:style-name="P1">Bill of Rights correspond with those secured by the Fourth,</text:p>
      <text:p text:style-name="P1">Fifth, Sixth and Seventh Amendments to the Constitution of</text:p>
      <text:p text:style-name="P1">the United States. The Fifth Amendment due process clause has</text:p>
      <text:p text:style-name="P1">universal application within States of the Union: No person</text:p>
      <text:p text:style-name="P1">shall be deprived of life, liberty or property without due</text:p>
      <text:p text:style-name="P1"><text:soft-page-break/>process of law. Further, for reasons not addressed in this</text:p>
      <text:p text:style-name="P1">letter, federal judgments are foreign to States of the</text:p>
      <text:p text:style-name="P1">Union and must be executed via state courts of competent</text:p>
      <text:p text:style-name="P1">jurisdiction.</text:p>
      <text:p text:style-name="P2"> </text:p>
      <text:p text:style-name="P1">Even registering a foreign judgment does not give the foreign</text:p>
      <text:p text:style-name="P1">creditor the right to execute on it. The creditor must obtain</text:p>
      <text:p text:style-name="P1">the equivalent in a state court before proceeding. In brief,</text:p>
      <text:p text:style-name="P1">there can be no seizure before a judgment in a state court</text:p>
      <text:p text:style-name="P1">is rendered. Further, the AGO states clearly that there</text:p>
      <text:p text:style-name="P1">are two forms of judicial process referred to above, writs</text:p>
      <text:p text:style-name="P1">of attachment and writs of garnishment. Since a notice</text:p>
      <text:p text:style-name="P1">of levy is neither, it should be obvious that it is not</text:p>
      <text:p text:style-name="P1">"service of process" in any legal sense whatsoever. Federal</text:p>
      <text:p text:style-name="P1">law says that a levy is served with a writ of attachment;</text:p>
      <text:p text:style-name="P1">writs of attachment have a different purpose than writs</text:p>
      <text:p text:style-name="P1">of garnishment.</text:p>
      <text:p text:style-name="P2"> </text:p>
      <text:p text:style-name="P1">The Treasury Financial Services publishes a procedural manual</text:p>
      <text:p text:style-name="P1">(the Treasury Financial Manual, or TFM) that explains in</text:p>
      <text:p text:style-name="P1">plain English that the IRS can only "serve" notices of levy</text:p>
      <text:p text:style-name="P1">on government officers who are appointed by heads of agencies</text:p>
      <text:p text:style-name="P1">to receive such notices. The following excerpts from Chapter</text:p>
      <text:p text:style-name="P1">3, Part 4000, of Volume 1, part of which are included as an</text:p>
      <text:p text:style-name="P1">exhibit, were downloaded from the Treasury Financial Services</text:p>
      <text:p text:style-name="P1">web site, at .</text:p>
      <text:p text:style-name="P2"> </text:p>
      <text:p text:style-name="P1">Section 4075 Levy for Unpaid Tax Liability: IRC provisions</text:p>
      <text:p text:style-name="P1">permit district directors to collect delinquent Federal</text:p>
      <text:p text:style-name="P1">taxes by levy on the accrued salary or wages of any officer,</text:p>
      <text:p text:style-name="P1">employee or elected official of the United States or the</text:p>
      <text:p text:style-name="P1">District of Columbia. Since this levy is served against the</text:p>
      <text:p text:style-name="P1">take-home pay of the employee, once the levy is served,</text:p>
      <text:p text:style-name="P1">agencies should not permit an employee to increase any</text:p>
      <text:p text:style-name="P1">voluntary allotment until the tax liability is liquidated</text:p>
      <text:p text:style-name="P1">or other arrangements satisfactory to the IRS are made.</text:p>
      <text:p text:style-name="P2"> </text:p>
      <text:p text:style-name="P1">4075.10 Service of Levy An IRS employee (agent) serves notice</text:p>
      <text:p text:style-name="P1">of levy on wages, salary and other income of individuals</text:p>
      <text:p text:style-name="P1">designated under section 4075.20. The IRS can serve this</text:p>
      <text:p text:style-name="P1">notice in person or by mail. Service by mail is limited to</text:p>
      <text:p text:style-name="P1">the United States, its territories and possessions, and</text:p>
      <text:p text:style-name="P1">ships at sea. A notice of levy includes an original and</text:p>
      <text:p text:style-name="P1">four copies. All copies should be signed and dated, with</text:p>
      <text:p text:style-name="P1">the time of receipt noted on the forms. The agency should</text:p>
      <text:p text:style-name="P1"><text:soft-page-break/>return the original to the IRS employee. The employing</text:p>
      <text:p text:style-name="P1">agency keeps one copy. IRS or the employing agency sends</text:p>
      <text:p text:style-name="P1">another copy to the employee. The person designated in</text:p>
      <text:p text:style-name="P1">section 4075.20 must honor all applicable notices of levy,</text:p>
      <text:p text:style-name="P1">whether served in person or received by mail. The General</text:p>
      <text:p text:style-name="P1">Accounting Office makes no disallowance nor does it raise</text:p>
      <text:p text:style-name="P1">charges against any disbursing officer or designated person</text:p>
      <text:p text:style-name="P1">for complying with notices of levy.</text:p>
      <text:p text:style-name="P2"> </text:p>
      <text:p text:style-name="P1">4075.20 Designating Individuals to Receive Service of Notice</text:p>
      <text:p text:style-name="P1">of Levy: Each Government agency should designate one or more</text:p>
      <text:p text:style-name="P1">persons on whom notice of levy for delinquent taxes of its</text:p>
      <text:p text:style-name="P1">employees may be served. These designees receive written</text:p>
      <text:p text:style-name="P1">statements from such employees regarding exemptions for</text:p>
      <text:p text:style-name="P1">dependents as provided for in the IRC.</text:p>
      <text:p text:style-name="P2"> </text:p>
      <text:p text:style-name="P1">Nothing in the TFM indicates that IRS has authority to</text:p>
      <text:p text:style-name="P1">perform any similar act regarding private citizens or</text:p>
      <text:p text:style-name="P1">businesses. BIG is not one of the designated agents outlined</text:p>
      <text:p text:style-name="P1">above. BIG is not a person lawfully authorized to respond</text:p>
      <text:p text:style-name="P1">to an IRS notice of levy. A private or state employer must</text:p>
      <text:p text:style-name="P1">agree to participate in administrative offset as the means</text:p>
      <text:p text:style-name="P1">for collecting delinquent federal taxes, as specified by</text:p>
      <text:p text:style-name="P1">5.14.10 of the Internal Revenue Manual, also included as</text:p>
      <text:p text:style-name="P1">an exhibit.</text:p>
      <text:p text:style-name="P2"> </text:p>
      <text:p text:style-name="P1">Previously cited sections of the Treasury Financial Manual</text:p>
      <text:p text:style-name="P1">are somewhat misleading, as government employees subject</text:p>
      <text:p text:style-name="P1">to administrative garnishment must voluntarily agree</text:p>
      <text:p text:style-name="P1">to garnishment. See 4075.50, cited in the first part</text:p>
      <text:p text:style-name="P1">of this letter. If a federal employee doesn't concede a</text:p>
      <text:p text:style-name="P1">liability for delinquent taxes and voluntarily authorize</text:p>
      <text:p text:style-name="P1">administrative offset garnishment, the Treasury Financial</text:p>
      <text:p text:style-name="P1">Management Service must verify the claim then recommend</text:p>
      <text:p text:style-name="P1">civil action for collection. The Attorney General must</text:p>
      <text:p text:style-name="P1">initiate an action in compliance with 26 U.S.C. 7402. See</text:p>
      <text:p text:style-name="P1">5 U.S.C. 5512 concerning garnishment litigation against</text:p>
      <text:p text:style-name="P1">government personnel.</text:p>
      <text:p text:style-name="P2"> </text:p>
      <text:p text:style-name="P1">A levy is not a garnishment. It would take a court action</text:p>
      <text:p text:style-name="P1">to compel BIG to surrender the employee's property to</text:p>
      <text:p text:style-name="P1">another without the employees consent and over the employees</text:p>
      <text:p text:style-name="P1">objection; ordinary people must get writs of garnishment,</text:p>
      <text:p text:style-name="P1">and so must governments.</text:p>
      <text:p text:style-name="P2"> </text:p>
      <text:p text:style-name="P1"><text:soft-page-break/>In sum, a notice of levy is not a levy or a</text:p>
      <text:p text:style-name="P1">garnishment. Unless the tax involved is administered by</text:p>
      <text:p text:style-name="P1">BATF, or the victim is a government employee, there is no</text:p>
      <text:p text:style-name="P1">justification for a levy.</text:p>
      <text:p text:style-name="P2"> </text:p>
      <text:p text:style-name="P1">Unless BIG Corporation is a government agency with a written</text:p>
      <text:p text:style-name="P1">agreement to receive such notices, BIG is not authorized</text:p>
      <text:p text:style-name="P1">to receive them by mail, let alone act upon them. Even</text:p>
      <text:p text:style-name="P1">where such agreements are in place, the only way money can</text:p>
      <text:p text:style-name="P1">be garnished administratively without a judicial writ of</text:p>
      <text:p text:style-name="P1">garnishment or some other appropriate execution instrument</text:p>
      <text:p text:style-name="P1">is when whoever is subjected to the administrative action</text:p>
      <text:p text:style-name="P1">has signed the consent form prescribed by the Financial</text:p>
      <text:p text:style-name="P1">Management Service. Where private and state employers are</text:p>
      <text:p text:style-name="P1">concerned, the employer, too, must consent and IRS personnel</text:p>
      <text:p text:style-name="P1">responsible for administrative offset must provide the notice</text:p>
      <text:p text:style-name="P1">and additional forms required by 5.14.10 (2004)of the</text:p>
      <text:p text:style-name="P1">Internal Revenue Manual. The employee has not and does not</text:p>
      <text:p text:style-name="P1">intend to sign such consent and to date Big has not executed</text:p>
      <text:p text:style-name="P1">written consent to garnishment via administrative offset.</text:p>
      <text:p text:style-name="P2"> </text:p>
      <text:p text:style-name="P1">The Code of Federal Regulations speaks to liability of those</text:p>
      <text:p text:style-name="P1">who erroneously surrender property to the Internal Revenue</text:p>
      <text:p text:style-name="P1">Service and other Department of the Treasury bureaus such</text:p>
      <text:p text:style-name="P1">as the Bureau of Alcohol, Tobacco and Firearms.</text:p>
      <text:p text:style-name="P2"> </text:p>
      <text:p text:style-name="P1">At 26 CFR 301.6332-1(b)(2), BIG finds the requirement to</text:p>
      <text:p text:style-name="P1">make a good faith effort to determine whether or not there</text:p>
      <text:p text:style-name="P1">is a valid levy in place: "The penalty described in this</text:p>
      <text:p text:style-name="P1">subparagraph is not applicable in cases where bona fide</text:p>
      <text:p text:style-name="P1">dispute exists concerning the amount of the property to</text:p>
      <text:p text:style-name="P1">be surrendered pursuant to a levy or concerning the legal</text:p>
      <text:p text:style-name="P1">effectiveness of the levy " A corresponding statement</text:p>
      <text:p text:style-name="P1">in BATF regulations more closely duplicates verbiage in</text:p>
      <text:p text:style-name="P1">the 1966 Congressional Report on amended lien and levy</text:p>
      <text:p text:style-name="P1">legislation. The cite is found at 27 CFR 70.163(c):</text:p>
      <text:p text:style-name="P1">"Any person who mistakenly surrenders to the United States</text:p>
      <text:p text:style-name="P1">property or rights to property not properly subject to levy</text:p>
      <text:p text:style-name="P1">is not relieved from liability to a third party who owns</text:p>
      <text:p text:style-name="P1">the property " Therefore, until BIG receives the requested</text:p>
      <text:p text:style-name="P1">authority from the IRS to garnish employee's wages, BIG is</text:p>
      <text:p text:style-name="P1">not lawfully authorized to respond to an IRS notice of levy.</text:p>
      <text:p text:style-name="P2"> </text:p>
      <text:p text:style-name="P1">Sincerely,</text:p>
      <text:p text:style-name="P2"> </text:p>
      <text:p text:style-name="P1"><text:soft-page-break/>Robert Jones, CEO</text:p>
      <text:p text:style-name="P1">BIG Corporation</text:p>
      <text:p text:style-name="P2"> </text:p>
      <text:p text:style-name="P1">=============================================</text:p>
      <text:p text:style-name="P3"><text:span text:style-name="T2">No law compels a work eligible man or woman to submit a form W-4 or W-9(or their equivalent) nor disclose an SSN as a condition of being hired or keeping one's job. With the exception of an order from a court of competent jurisdiction issued by a duly qualified judge, no amounts can be lawfully taken from one's pay (for taxes, fees or other charges) without the worker's explicit, knowing, voluntary, written consent.</text:span><text:a xlink:type="simple" xlink:href="http://l.facebook.com/l.php?u=http%3A%2F%2Fwww.preferredservices.org%2FNonconsensualTaking.html&amp;h=tAQEU6OZ1&amp;s=1" office:target-frame-name="_blank" xlink:show="new"><text:span text:style-name="T1">http://www.preferredservices.org/NonconsensualTaking.html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Overmyer</meta:initial-creator>
    <meta:creation-date>2014-05-20T17:50:32.83</meta:creation-date>
    <meta:document-statistic meta:table-count="0" meta:image-count="0" meta:object-count="0" meta:page-count="15" meta:paragraph-count="621" meta:word-count="5347" meta:character-count="32389"/>
    <dc:date>2014-05-20T17:51:00.27</dc:date>
    <dc:creator>Jessica Overmyer</dc:creator>
    <meta:editing-duration>PT28S</meta:editing-duration>
    <meta:editing-cycles>1</meta:editing-cycles>
    <meta:generator>OpenOffice/4.0.1$Win32 OpenOffice.org_project/401m5$Build-9714</meta:generator>
  </office:meta>
</office:document-meta>
</file>